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LifeCycle.getElement( Document doc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ssemblyLifeCycl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et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AssemblyLifeCycle.getObjectToMa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re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AssemblyLifeCycle.firePropertyChanged( String name , Object oldValue ,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AssemblyLifeCycl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ServiceUni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AssemblyLifeCycl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ssemblyLifeCycle.shutDown( boolean writeSt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viceAssemblyLifeCycle.setServiceUnits( ServiceUnitLifeCycle [ ] service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topConne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AssemblyLifeCycl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fireEvent( int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iceAssemblyLifeCycl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is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AssemblyLifeCycle.getLinkType( QName svc , String e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AssemblyLifeCycle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getComponentFailure( Exception exception , String task , String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AssemblyLifeCyc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tart( boolean writeStat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rviceAssemblyLifeCycle.is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writeRunningSt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AssemblyLifeCycle.getDeployedS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top( boolean writeState , boolean forceIn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iceAssemblyLifeCycle.ServiceAssemblyLifeCycle( ServiceAssembly sa , ServiceAssemblyEnvironment env ,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AssemblyLifeCycle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LifeCycle.startConnec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iceAssemblyLifeCycle.parse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AssemblyLifeCycle.getRunningStateFromSto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